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2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1" style:parent-style-name="Обычный" style:family="paragraph">
      <style:paragraph-properties fo:text-align="center" fo:margin-bottom="0.0833in" fo:line-height="100%" fo:margin-left="0.393in" fo:margin-right="0.1951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P12" style:parent-style-name="Обычный" style:family="paragraph">
      <style:paragraph-properties fo:text-align="center" fo:margin-bottom="0.0833in" fo:line-height="100%" fo:margin-left="0.393in" fo:margin-right="0.1951in">
        <style:tab-stops/>
      </style:paragraph-properties>
      <style:text-properties style:font-name="Times New Roman" style:font-name-asian="Times New Roman" style:font-name-complex="Times New Roman" fo:font-size="20pt" style:font-size-asian="20pt" style:font-size-complex="20pt" fo:background-color="#FFFFFF"/>
    </style:style>
    <style:style style:name="P13" style:parent-style-name="Standard" style:family="paragraph">
      <style:paragraph-properties fo:text-align="center" fo:margin-bottom="0.0833in" fo:text-indent="0.2916in"/>
    </style:style>
    <style:style style:name="P14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5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6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8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9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0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1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2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3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4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5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6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7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8" style:parent-style-name="Standard" style:family="paragraph">
      <style:paragraph-properties fo:margin-bottom="0.0833in" fo:line-height="100%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1" style:parent-style-name="Standard" style:family="paragraph">
      <style:paragraph-properties fo:text-align="center" fo:margin-bottom="0.0833in" fo:line-height="100%" fo:text-indent="0.2916in" fo:background-color="#FFFFFF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3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ОбычныйИнтернет" style:family="paragraph">
      <style:paragraph-properties fo:text-align="justify" style:vertical-align="baseline" fo:margin-top="0in" fo:margin-bottom="0in" fo:line-height="115%"/>
      <style:text-properties fo:color="#000000" fo:font-size="14pt" style:font-size-asian="14pt" style:font-size-complex="14pt"/>
    </style:style>
    <style:style style:name="P36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text-align="justify" fo:background-color="#FFFFFF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5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0" style:parent-style-name="Standard" style:family="paragraph">
      <style:paragraph-properties fo:text-align="justify" fo:margin-left="1in" fo:background-color="#FFFFFF">
        <style:tab-stops/>
      </style:paragraph-properties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Standard" style:family="paragraph">
      <style:paragraph-properties fo:text-align="justify" fo:margin-left="1in" fo:background-color="#FFFFFF">
        <style:tab-stops/>
      </style:paragraph-properties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text-align="justify" fo:margin-left="1in" fo:background-color="#FFFFFF">
        <style:tab-stops/>
      </style:paragraph-properties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8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9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90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9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3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4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5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1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5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7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9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0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paragraph-properties fo:widows="2" fo:orphans="2" style:vertical-align="auto" fo:line-height="100%">
        <style:tab-stops>
          <style:tab-stop style:type="left" style:position="-3.75in"/>
        </style:tab-stops>
      </style:paragraph-properties>
    </style:style>
    <style:style style:name="P112" style:parent-style-name="Standard" style:family="paragraph">
      <style:paragraph-properties fo:margin-top="0.1666in" fo:margin-bottom="0.1666in" fo:line-height="100%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5" style:parent-style-name="Standard" style:family="paragraph">
      <style:paragraph-properties fo:margin-top="0.1666in" fo:margin-bottom="0.1666in" fo:line-height="100%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19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20" style:parent-style-name="Standard" style:family="paragraph">
      <style:paragraph-properties fo:margin-top="0.1666in" fo:margin-bottom="0.1666in" fo:line-height="100%"/>
    </style:style>
    <style:style style:name="P121" style:parent-style-name="Standard" style:family="paragraph">
      <style:paragraph-properties fo:margin-top="0.1666in" fo:margin-bottom="0.1666in" fo:line-height="100%" fo:margin-left="0.446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2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paragraph-properties fo:margin-top="0.1666in" fo:margin-bottom="0.1666in" fo:line-height="100%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6" style:parent-style-name="Standard" style:family="paragraph">
      <style:paragraph-properties fo:margin-top="0.1666in" fo:margin-bottom="0.1666in" fo:line-height="100%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28" style:parent-style-name="Standard" style:family="paragraph">
      <style:paragraph-properties fo:margin-top="0.1666in" fo:margin-bottom="0.1666in" fo:line-height="100%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30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131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4pt" style:font-size-asian="14pt" style:font-size-complex="14pt" fo:language="en" fo:country="US"/>
    </style:style>
    <style:style style:name="P132" style:parent-style-name="Standard" style:family="paragraph">
      <style:paragraph-properties fo:text-align="center" fo:background-color="#FFFFFF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7" style:parent-style-name="Standard" style:family="paragraph">
      <style:paragraph-properties fo:background-color="#FFFFFF"/>
      <style:text-properties fo:language="en" fo:country="US"/>
    </style:style>
    <style:style style:name="P138" style:parent-style-name="Standard" style:family="paragraph">
      <style:paragraph-properties fo:background-color="#FFFFFF"/>
    </style:style>
    <style:style style:name="T139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140" style:parent-style-name="Textbody" style:family="paragraph">
      <style:text-properties fo:language="en" fo:country="US"/>
    </style:style>
    <style:style style:name="P141" style:parent-style-name="Textbody" style:family="paragraph">
      <style:text-properties fo:language="en" fo:country="US"/>
    </style:style>
    <style:style style:name="T142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143" style:parent-style-name="Textbody" style:family="paragraph">
      <style:text-properties fo:language="en" fo:country="US"/>
    </style:style>
    <style:style style:name="P144" style:parent-style-name="Textbody" style:family="paragraph">
      <style:text-properties style:font-name="Consolas" fo:language="en" fo:country="US"/>
    </style:style>
    <style:style style:name="T145" style:parent-style-name="Основнойшрифтабзаца" style:family="text">
      <style:text-properties style:font-name="Consolas" fo:language="en" fo:country="US"/>
    </style:style>
    <style:style style:name="T146" style:parent-style-name="Основнойшрифтабзаца" style:family="text">
      <style:text-properties style:font-name="Consolas"/>
    </style:style>
    <style:style style:name="T147" style:parent-style-name="Основнойшрифтабзаца" style:family="text">
      <style:text-properties style:font-name="Consolas" fo:language="en" fo:country="US"/>
    </style:style>
    <style:style style:name="P148" style:parent-style-name="Textbody" style:family="paragraph">
      <style:text-properties style:font-name="Consolas" fo:language="en" fo:country="US"/>
    </style:style>
    <style:style style:name="P149" style:parent-style-name="Textbody" style:family="paragraph">
      <style:text-properties style:font-name="Consolas" fo:language="en" fo:country="US"/>
    </style:style>
    <style:style style:name="P150" style:parent-style-name="Textbody" style:family="paragraph">
      <style:text-properties style:font-name="Consolas" fo:language="en" fo:country="US"/>
    </style:style>
    <style:style style:name="P15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5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5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5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5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56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158" style:parent-style-name="Standard" style:family="paragraph">
      <style:paragraph-properties fo:background-color="#FFFFFF"/>
    </style:style>
    <style:style style:name="T159" style:parent-style-name="Гиперссылка" style:family="text">
      <style:text-properties fo:font-size="14pt" style:font-size-asian="14pt" style:font-size-complex="14pt"/>
    </style:style>
    <style:style style:name="P160" style:parent-style-name="Standard" style:family="paragraph">
      <style:paragraph-properties fo:background-color="#FFFFFF"/>
      <style:text-properties fo:font-size="14pt" style:font-size-asian="14pt" style:font-size-complex="14pt"/>
    </style:style>
    <style:style style:name="P161" style:parent-style-name="Standard" style:family="paragraph">
      <style:paragraph-properties fo:background-color="#FFFFFF"/>
    </style:style>
    <style:style style:name="P162" style:parent-style-name="Standard" style:family="paragraph">
      <style:paragraph-properties fo:background-color="#FFFFFF"/>
    </style:style>
    <style:style style:name="P163" style:parent-style-name="Standard" style:family="paragraph">
      <style:paragraph-properties fo:background-color="#FFFFFF"/>
    </style:style>
    <style:style style:name="P164" style:parent-style-name="Standard" style:family="paragraph">
      <style:paragraph-properties fo:background-color="#FFFFFF"/>
    </style:style>
    <style:style style:name="P165" style:parent-style-name="Standard" style:family="paragraph">
      <style:paragraph-properties fo:background-color="#FFFFFF"/>
    </style:style>
    <style:style style:name="P166" style:parent-style-name="Standard" style:family="paragraph">
      <style:paragraph-properties fo:background-color="#FFFFFF"/>
    </style:style>
    <style:style style:name="P167" style:parent-style-name="Standard" style:family="paragraph">
      <style:paragraph-properties fo:background-color="#FFFFFF"/>
    </style:style>
    <style:style style:name="P168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9" style:parent-style-name="Обычный" style:family="paragraph">
      <style:paragraph-properties fo:text-align="center"/>
    </style:style>
    <style:style style:name="P170" style:parent-style-name="Обычный" style:family="paragraph">
      <style:paragraph-properties fo:text-align="center"/>
      <style:text-properties fo:language="en" fo:country="US"/>
    </style:style>
    <style:style style:name="P171" style:parent-style-name="Обычный" style:family="paragraph">
      <style:paragraph-properties fo:text-align="justify"/>
    </style:style>
    <style:style style:name="T17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73" style:parent-style-name="Обычный" style:family="paragraph">
      <style:paragraph-properties fo:text-align="justify"/>
    </style:style>
    <style:style style:name="P174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5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justify" fo:margin-left="1.5in" fo:text-indent="0.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0" style:parent-style-name="Standard" style:family="paragraph">
      <style:paragraph-properties fo:margin-top="0.1666in" fo:line-height="135%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86" style:parent-style-name="Standard" style:family="paragraph">
      <style:paragraph-properties fo:margin-top="0.1666in" fo:line-height="135%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2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3" style:parent-style-name="Standard" style:family="paragraph">
      <style:paragraph-properties fo:text-align="justify" fo:background-color="#FFFFFF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99" style:parent-style-name="Standard" style:family="paragraph">
      <style:paragraph-properties fo:margin-top="0.1666in" fo:line-height="100%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</text:p>
      <text:p text:style-name="P2">(Национальный исследовательский университет)</text:p>
      <text:p text:style-name="P3"/>
      <text:p text:style-name="P4">Факультет: 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>Дисциплина: «Объектно-ориентированное программирование» <text:s text:c="2"/></text:p>
      <text:p text:style-name="P7"><text:s/></text:p>
      <text:p text:style-name="P8"><text:s/></text:p>
      <text:p text:style-name="P9"><text:s/></text:p>
      <text:p text:style-name="P10"><text:s/></text:p>
      <text:p text:style-name="P11">Лабораторная работа № 7</text:p>
      <text:p text:style-name="P12">Тема: Проектирование структуры классов.</text:p>
      <text:p text:style-name="P13"/>
      <text:p text:style-name="P14"/>
      <text:p text:style-name="P15"><text:s/></text:p>
      <text:p text:style-name="P16"><text:s/></text:p>
      <text:p text:style-name="P17"><text:s/></text:p>
      <text:p text:style-name="P18">Студент: Пермяков Никита Александрович</text:p>
      <text:p text:style-name="P19">Группа: 80-208</text:p>
      <text:p text:style-name="P20">Преподаватель: Чернышов Л.Н.</text:p>
      <text:p text:style-name="P21">Дата:</text:p>
      <text:p text:style-name="P22">Оценка:</text:p>
      <text:p text:style-name="P23"/>
      <text:p text:style-name="P24"/>
      <text:p text:style-name="P25"/>
      <text:p text:style-name="P26"><text:s/></text:p>
      <text:p text:style-name="P27"/>
      <text:p text:style-name="P28"/>
      <text:p text:style-name="P29"/>
      <text:p text:style-name="P30"/>
      <text:p text:style-name="P31"><text:span text:style-name="T32">Москва, 2020</text:span></text:p>
      <text:soft-page-break/>
      <text:list text:style-name="LFO4" text:continue-numbering="true">
        <text:list-item>
          <text:p text:style-name="P33">Постановка задачи</text:p>
        </text:list-item>
      </text:list>
      <text:p text:style-name="P34"/>
      <text:p text:style-name="P35">Цель:</text:p>
      <text:p text:style-name="P36"/>
      <text:p text:style-name="P37">Получение практических навыков в хороших практиках проектирования структуры классов приложения;</text:p>
      <text:p text:style-name="P38"/>
      <text:p text:style-name="P39">Спроектировать простейший «графический» векторный редактор.</text:p>
      <text:p text:style-name="P40">Требование к функционалу редактора:</text:p>
      <text:p text:style-name="P41">· <text:s text:c="8"/>создание нового документа</text:p>
      <text:p text:style-name="P42">· <text:s text:c="8"/>импорт документа из файла</text:p>
      <text:p text:style-name="P43">· <text:s text:c="8"/>экспорт документа в файл</text:p>
      <text:p text:style-name="P44">· <text:s text:c="8"/>создание графического примитива (согласно варианту задания)</text:p>
      <text:p text:style-name="P45">· <text:s text:c="8"/>удаление графического примитива</text:p>
      <text:p text:style-name="P46">· <text:s text:c="8"/>отображение документа на экране (печать перечня графических объектов и их характеристик в std::cout)</text:p>
      <text:p text:style-name="P47">· <text:s text:c="8"/>реализовать операцию undo, отменяющую последнее сделанное действие. Должно действовать для операций добавления/удаления фигур.</text:p>
      <text:p text:style-name="P48"><text:s/></text:p>
      <text:p text:style-name="P49">Требования к реализации:</text:p>
      <text:p text:style-name="P50">· <text:s text:c="8"/>Создание графических примитивов необходимо вынести в отдельный класс – Factory.</text:p>
      <text:p text:style-name="P51">· <text:s text:c="8"/>Сделать упор на использовании полиморфизма при работе с фигурами;</text:p>
      <text:p text:style-name="P52">· <text:s text:c="8"/>Взаимодействие с пользователем (ввод команд) реализовать в функции main;</text:p>
      <text:p text:style-name="P53"/>
      <text:p text:style-name="P54"/>
      <text:p text:style-name="P55"><text:span text:style-name="T56">Вариант:<text:s/></text:span><text:span text:style-name="T57">33</text:span></text:p>
      <text:p text:style-name="P58"/>
      <text:p text:style-name="P59">реализовать:</text:p>
      <text:p text:style-name="P60"><text:span text:style-name="T61">· <text:s text:c="7"/></text:span><text:span text:style-name="T62">Ромб</text:span></text:p>
      <text:p text:style-name="P63"><text:span text:style-name="T64">· <text:s text:c="7"/></text:span><text:span text:style-name="T65">5<text:s/></text:span><text:span text:style-name="T66">угольник</text:span></text:p>
      <text:p text:style-name="P67"><text:span text:style-name="T68">· <text:s text:c="7"/></text:span><text:span text:style-name="T69">6 угольник</text:span></text:p>
      <text:p text:style-name="P70"/>
      <text:p text:style-name="P71"/>
      <text:p text:style-name="P72"/>
      <text:soft-page-break/>
      <text:list text:style-name="LFO4" text:continue-numbering="true">
        <text:list-item>
          <text:p text:style-name="P73">Описание программы</text:p>
        </text:list-item>
      </text:list>
      <text:p text:style-name="P74"/>
      <text:p text:style-name="P75">Репозиторий содержит файлы:</text:p>
      <text:p text:style-name="P76">· <text:s text:c="4"/>main.cpp<text:s/>-<text:s/>файл с заданием работы</text:p>
      <text:p text:style-name="P77">· <text:s text:c="4"/>CMakeLists.txt<text:s/>-<text:s/>файл с конфигураций CMake</text:p>
      <text:p text:style-name="P78">· <text:s text:c="4"/>report.doc<text:s/>-<text:s/>отчет о лабораторной работе</text:p>
      <text:p text:style-name="P79">· <text:s text:c="5"/>figures.h - содержит реализацию фигур и все операции связанные с ними.</text:p>
      <text:p text:style-name="P80">· <text:s text:c="3"/><text:s/>factory.h - содержит класс для создания графических примитиве фигур.</text:p>
      <text:p text:style-name="P81">· <text:s text:c="2"/>document.h - содержит все операции с документов, а также чтение и запись в документ информации об объекте фигуры с помощью сериализации.</text:p>
      <text:p text:style-name="P82">· <text:s text:c="5"/>command.h - класс для вставки и удаления фигуры в контейнер и так же отмены удаления/вставки.</text:p>
      <text:p text:style-name="P83">· <text:s text:c="2"/><text:s/>editor.h - файл с обобщенным классом, который имеет операции над документом, вставкой/удалением фигуры и отменой вставки/удаления.</text:p>
      <text:p text:style-name="P84"/>
      <text:p text:style-name="P85">Пользователь может:<text:s/></text:p>
      <text:p text:style-name="P86">- добавить<text:s/></text:p>
      <text:p text:style-name="P87">- удалить<text:s/></text:p>
      <text:p text:style-name="P88">- сохранить</text:p>
      <text:p text:style-name="P89">- импортировать данные из файла</text:p>
      <text:p text:style-name="P90">- выполнить операцию undo (отмена последнего действия добавления/удаления фигуры).<text:s/></text:p>
      <text:p text:style-name="P91"/>
      <text:p text:style-name="P92">В случае, если файл не сохранен, выдаются предупреждающие сообщения.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soft-page-break/>
      <text:p text:style-name="P107">3. Набор тестов</text:p>
      <text:p text:style-name="P108"/>
      <text:p text:style-name="P109">Пояснение:</text:p>
      <text:p text:style-name="P110"/>
      <text:p text:style-name="P111"/>
      <text:p text:style-name="P112"><text:span text:style-name="T113">Test</text:span><text:span text:style-name="T114"><text:s/>1</text:span></text:p>
      <text:p text:style-name="P115"><text:span text:style-name="T116">Test</text:span><text:span text:style-name="T117"><text:s/></text:span><text:span text:style-name="T118">2</text:span></text:p>
      <text:p text:style-name="P119">Test 3</text:p>
      <text:p text:style-name="P120"/>
      <text:p text:style-name="P121"/>
      <text:list text:style-name="LFO8" text:continue-numbering="true">
        <text:list-item>
          <text:p text:style-name="P122">Результаты выполнения тестов</text:p>
        </text:list-item>
      </text:list>
      <text:p text:style-name="P123"><text:span text:style-name="T124">Test</text:span><text:span text:style-name="T125"><text:s/>1</text:span></text:p>
      <text:p text:style-name="P126"><text:span text:style-name="T127">Test 2</text:span></text:p>
      <text:p text:style-name="P128"><text:span text:style-name="T129">Test 3</text:span></text:p>
      <text:p text:style-name="P130"/>
      <text:p text:style-name="P131"/>
      <text:p text:style-name="P132"><text:span text:style-name="T133">5.<text:s/></text:span><text:span text:style-name="T134">Листинг</text:span><text:span text:style-name="T135"><text:s/></text:span><text:span text:style-name="T136">программы</text:span></text:p>
      <text:p text:style-name="P137"/>
      <text:p text:style-name="P138"><text:span text:style-name="T139">main.cpp</text:span></text:p>
      <text:p text:style-name="P140"/>
      <text:p text:style-name="P141"/>
      <text:p text:style-name="Textbody"><text:span text:style-name="T142">CMakeLists.txt</text:span></text:p>
      <text:p text:style-name="P143"/>
      <text:p text:style-name="P144">cmake_minimum_required(VERSION 3.5)</text:p>
      <text:p text:style-name="Textbody"><text:span text:style-name="T145">project(lab</text:span><text:span text:style-name="T146">7</text:span><text:span text:style-name="T147">)</text:span></text:p>
      <text:p text:style-name="P148">add_executable(lab7<text:s/>main.cpp)</text:p>
      <text:p text:style-name="P149">set_property(TARGET lab7<text:s/>PROPERTY CXX_STANDARD 11)</text:p>
      <text:p text:style-name="P150">set(CMAKE_CXX_FLAGS "${CMAKE_CXX_FLAGS} -Wall -Wextra -g")</text:p>
      <text:p text:style-name="P151"/>
      <text:p text:style-name="P152"/>
      <text:p text:style-name="P153"/>
      <text:p text:style-name="P154"/>
      <text:p text:style-name="P155"/>
      <text:soft-page-break/>
      <text:p text:style-name="P156">6. Ссылка на репозиторий</text:p>
      <text:p text:style-name="P157"/>
      <text:p text:style-name="P158"><text:a xlink:href="https://github.com/nikit34/oop_exercise_07" office:target-frame-name="_top" xlink:show="replace"><text:span text:style-name="T159">https://github.com/nikit34/oop_exercise_07</text:span></text:a>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7. Объяснение результатов работы программы</text:p>
      <text:p text:style-name="P169"/>
      <text:p text:style-name="P170"/>
      <text:p text:style-name="P171"><text:span text:style-name="T172"><text:s/></text:span></text:p>
      <text:p text:style-name="P173"/>
      <text:p text:style-name="P174">8. Вывод</text:p>
      <text:p text:style-name="P175"><text:s text:c="2"/><text:tab/><text:s/><text:tab/></text:p>
      <text:p text:style-name="P176">Научился проектировать структуры классов для решения более сложных задач и грамотной организации кода. При проектировании структуры классов важно использовать паттерны проектирования, которые позволяют поддерживать код в долгосрочных и больших проектах и изменять меньшую его часть при внесении правок.</text:p>
      <text:p text:style-name="P177"/>
      <text:p text:style-name="P178"/>
      <text:p text:style-name="P179"><text:s text:c="3"/>Список литературы <text:s text:c="2"/></text:p>
      <text:p text:style-name="P180"><text:span text:style-name="T181">Проектирование классов</text:span><text:span text:style-name="T182"><text:s/>С++ [Электронный ресурс]. <text:s/></text:span><text:span text:style-name="T183">URL:</text:span><text:a xlink:href="https://ravesli.com/urok-45-pobitovye-operatory/" office:target-frame-name="_top" xlink:show="replace"><text:span text:style-name="T184"><text:s/></text:span></text:a><text:a xlink:href="https://metanit.com/cpp/tutorial/5.14.php" office:target-frame-name="_top" xlink:show="replace"><text:span text:style-name="T185">https://metanit.com/cpp/tutorial/5.14.php</text:span></text:a></text:p>
      <text:p text:style-name="P186"><text:span text:style-name="T187">(дата обращения:<text:s/></text:span><text:span text:style-name="T188">1</text:span><text:span text:style-name="T189">6.1</text:span><text:span text:style-name="T190">2</text:span><text:span text:style-name="T191">.2020).</text:span></text:p>
      <text:p text:style-name="P192"/>
      <text:p text:style-name="P193"><text:span text:style-name="T194">2. Академическое программирование С++ [Электронный ресурс]. URL:</text:span><text:span text:style-name="T195">http://www.c-cpp.ru/books/</text:span><text:span text:style-name="T196">akkadem</text:span><text:span text:style-name="T197">.</text:span><text:span text:style-name="T198">pdf</text:span></text:p>
      <text:p text:style-name="P199"><text:span text:style-name="T200">(дата обращения:<text:s/></text:span><text:span text:style-name="T201">1</text:span><text:span text:style-name="T202">6</text:span><text:span text:style-name="T203">.1</text:span><text:span text:style-name="T204">2</text:span><text:span text:style-name="T205">.2020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Подзаголовок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msonormal0" style:display-name="msonormal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2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3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text:list-style style:name="WW8Num3" style:display-name="WW8Num3">
      <text:list-level-style-number text:level="1" text:style-name="WW_CharLFO3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5LVL1" style:family="text">
      <style:text-properties style:font-name="Symbol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asian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Никита Пермяков</meta:initial-creator>
    <dc:creator>Никита Пермяков</dc:creator>
    <meta:creation-date>2020-10-07T11:31:00Z</meta:creation-date>
    <dc:date>2020-12-13T07:00:00Z</dc:date>
    <meta:print-date>2020-11-23T10:49:00Z</meta:print-date>
    <meta:template xlink:href="Normal.dotm" xlink:type="simple"/>
    <meta:editing-cycles>25</meta:editing-cycles>
    <meta:editing-duration>PT42000S</meta:editing-duration>
    <meta:document-statistic meta:page-count="5" meta:paragraph-count="7" meta:word-count="558" meta:character-count="3732" meta:row-count="26" meta:non-whitespace-character-count="3181"/>
  </office:meta>
</office:document-meta>
</file>